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officeooo:rsid="000b5710" officeooo:paragraph-rsid="000b5710"/>
    </style:style>
    <style:style style:name="P2" style:family="paragraph" style:parent-style-name="Standard">
      <style:text-properties officeooo:rsid="000c1730" officeooo:paragraph-rsid="000c1730"/>
    </style:style>
    <style:style style:name="P3" style:family="paragraph" style:parent-style-name="Standard">
      <style:text-properties officeooo:rsid="000e0993" officeooo:paragraph-rsid="000e0993"/>
    </style:style>
    <style:style style:name="P4" style:family="paragraph" style:parent-style-name="Standard">
      <style:text-properties officeooo:rsid="000f30a2" officeooo:paragraph-rsid="000f30a2"/>
    </style:style>
    <style:style style:name="P5" style:family="paragraph" style:parent-style-name="Standard">
      <style:text-properties officeooo:rsid="0010c7d3" officeooo:paragraph-rsid="0010c7d3"/>
    </style:style>
    <style:style style:name="P6" style:family="paragraph" style:parent-style-name="Standard">
      <style:text-properties officeooo:rsid="00128b0c" officeooo:paragraph-rsid="00128b0c"/>
    </style:style>
    <style:style style:name="T1" style:family="text">
      <style:text-properties officeooo:rsid="000c1730"/>
    </style:style>
    <style:style style:name="T2" style:family="text">
      <style:text-properties officeooo:rsid="000f30a2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dobrett</text:p>
      <text:p text:style-name="P1"/>
      <text:p text:style-name="P1">jeg begynner med å lage en funksjon som returnerer en div, med inline css for backgrunn og størrelse. Litt søking må til for å huske hva jeg skal skrive men det går hurtig. </text:p>
      <text:p text:style-name="P1"/>
      <text:p text:style-name="P1">Jeg bytter verdiene i css med parametere, det går fort, nå må jeg finne ut at hvordan jeg overlapper de.</text:p>
      <text:p text:style-name="P1">Jeg prøver først å kalle funksjonen 2 ganger, det går ikke. Jeg prøver så å søke det opp på google, men finner det ikke fort nok så jeg spør chat gpt. Han forteller at jeg må legger div i den andre div for at de skal overlappe.</text:p>
      <text:p text:style-name="P1"/>
      <text:p text:style-name="P1">Nå har jeg 2 kvadrater med ulik størrelse som blir kalt 1 gang. Problemet nå er hvordan jeg skal bytte farge på kvadratene med 1 <text:span text:style-name="T1">farge </text:span>parameter. <text:span text:style-name="T1">parameter(blå) + gul i div = grønn?</text:span></text:p>
      <text:p text:style-name="P1"/>
      <text:p text:style-name="P2">Jeg spør chat-gpt, han sier nei. Han gir noen forslag og jeg finner ut at RGB eller HSL kan være løsningen.</text:p>
      <text:p text:style-name="P2"/>
      <text:p text:style-name="P2">Jeg lurer på om jeg burde hardkode dette først og så gå tilbake?</text:p>
      <text:p text:style-name="P2"/>
      <text:p text:style-name="P3">La til siste kvadrat jeg skal ha 4 av, prøver med en først. <text:span text:style-name="T2">Jeg søker også opp ludobrett i google og finner ut at det er kun 2 farger, per hjørnekvadrat. Så ideen om RGB farger utgår.</text:span></text:p>
      <text:p text:style-name="P3"/>
      <text:p text:style-name="P4">kl.11:17</text:p>
      <text:p text:style-name="P4"/>
      <text:p text:style-name="P5">kl.11:32 fikk jeg endelig satt margin på kvadrat 2. jeg har brukt vh (viewport height) for størrelsen og det gjorde det å sette margin inne i en annen div umulig/vanskelig da begge ble flyttet.</text:p>
      <text:p text:style-name="P5">Spurte chat-gpt om løsning, han ga med `position` som fungerer, jeg spurte hvorfor margin ikke fungerte og det var sannsynligvis pga. Vh. Jeg byttet vh til px og fikk bevist at det var sannhet i det han sa, men samtidig var lettere å bruke position enn margin.</text:p>
      <text:p text:style-name="P5"/>
      <text:p text:style-name="P6">Byttet størrelser så de kan skalere, men måten jeg gjør det på er å bytte verdier til hva jeg tror det er og om det ikke går så bare prøver jeg meg fram til jeg får «bra nok» resultat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1T14:20:59.371000000</meta:creation-date>
    <dc:date>2023-11-02T17:29:37.475000000</dc:date>
    <meta:editing-duration>PT3H43M6S</meta:editing-duration>
    <meta:editing-cycles>1</meta:editing-cycles>
    <meta:document-statistic meta:table-count="0" meta:image-count="0" meta:object-count="0" meta:page-count="1" meta:paragraph-count="12" meta:word-count="327" meta:character-count="1692" meta:non-whitespace-character-count="1376"/>
    <meta:generator>LibreOffice/7.3.3.2$Windows_X86_64 LibreOffice_project/d1d0ea68f081ee2800a922cac8f79445e4603348</meta:generator>
  </office:meta>
</office:document-meta>
</file>